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MV Boli" svg:font-family="'MV Bol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MV Boli" fo:font-size="14pt" style:font-size-asian="14pt" style:font-size-complex="14pt"/>
    </style:style>
    <style:style style:name="P2" style:family="paragraph" style:parent-style-name="Standard">
      <style:paragraph-properties fo:text-align="start" style:justify-single-word="false"/>
      <style:text-properties style:font-name="MV Boli" fo:font-size="14pt" style:text-underline-style="none"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style:font-name="MV Boli"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style:font-name="MV Boli" fo:font-size="28pt" fo:font-style="normal" fo:font-weight="bold" style:font-size-asian="28pt" style:font-style-asian="normal" style:font-weight-asian="bold" style:font-size-complex="28pt" style:font-style-complex="normal" style:font-weight-complex="bold"/>
    </style:style>
    <style:style style:name="P5" style:family="paragraph" style:parent-style-name="Standard">
      <style:paragraph-properties fo:text-align="center" style:justify-single-word="false"/>
      <style:text-properties style:font-name="MV Boli" fo:font-size="28pt" style:font-size-asian="28pt" style:font-size-complex="2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at Light-Chaser</text:p>
      <text:p text:style-name="P5"/>
      <text:p text:style-name="P3">Résumé de l'histoire :</text:p>
      <text:p text:style-name="P2">Vous incarnez un être supérieur passant ses journée à observer le monde qu'il a fait naître. Un beau jour, vous sentez l'attention d'une petite créature se tourner vers vous, cette créature n'est autre qu'un petit chat galactique à la recherche de la plus belle et brillante des lumières, l'étoile des étoiles. Vous prenant d'affection pour ce petit être aux si grandes ambition, vous décidez donc de lui venir en aide, mais contraint par les règles que vous vous êtes fixé, vous ne pouvez directement lui donner l'objet de sa convoitise. Vous allez donc devoir guider ce petit chat de façon détourner afin de l'aider à atteindre cette lumière qu'il convoite tant. (La fameuse lumière tant convoité s'avère être la votre, celle de l'être supérieur qui brille à travers la première des étoile, la fin consiste donc à accueillir le chat à vos cotés, car c'est là qu'il désir se trouver).</text:p>
      <text:p text:style-name="P3"/>
      <text:p text:style-name="P3"/>
      <text:p text:style-name="P3">Résumé du gameplay :</text:p>
      <text:p text:style-name="P1">Dans ce jeu vous contrôlez un laser afin de guider le chat à travers les niveaux. Chaque niveaux compte trois « étages » (rez-de-chaussée, 1er étage, 2ème étage), en appuyant sur la barre espace vous pouvez faire changer le laser d'étage, et ainsi inciter le chat à en faire de même. Malheureusement le voyage de ce chat sera semé d’embûches, il lui faudra évité la distraction des planètes pelotes (pelote de laine), la confusion provoqué par la poussière d'étoile (herbe à <text:s/>chat), ou encore les infranchissables bain nébuleux (un bain, comme avec de l'eau). Ce sera à vous, grâce à votre infaillible pointeur laser, d'aider le chat à emprunter les bons passages pour esquiver les nombreux obstacles qui <text:soft-page-break/>pourraient mettre en péril sa quê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MV Boli" svg:font-family="'MV Bol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cas Vellin-Patché</meta:initial-creator>
    <meta:creation-date>2025-01-14T15:56:29.86</meta:creation-date>
    <dc:date>2025-01-14T16:35:35.36</dc:date>
    <dc:creator>Lucas Vellin-Patché</dc:creator>
    <meta:editing-duration>PT10M55S</meta:editing-duration>
    <meta:editing-cycles>3</meta:editing-cycles>
    <meta:generator>OpenOffice/4.1.11$Win32 OpenOffice.org_project/4111m1$Build-9808</meta:generator>
    <meta:document-statistic meta:table-count="0" meta:image-count="0" meta:object-count="0" meta:page-count="2" meta:paragraph-count="5" meta:word-count="284" meta:character-count="1684"/>
  </office:meta>
</office:document-meta>
</file>